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Ammount Needed</text:p>
          </table:table-cell>
          <table:table-cell office:value-type="string">
            <text:p>Material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irrup</text:p>
          </table:table-cell>
          <table:table-cell office:value-type="float" office:value="6">
            <text:p>6</text:p>
          </table:table-cell>
          <table:table-cell office:value-type="string">
            <text:p>Fir</text:p>
          </table:table-cell>
          <table:table-cell office:value-type="string">
            <text:p>74x44x1000m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ce</text:p>
          </table:table-cell>
          <table:table-cell office:value-type="float" office:value="2">
            <text:p>2</text:p>
          </table:table-cell>
          <table:table-cell office:value-type="string">
            <text:p>Fir</text:p>
          </table:table-cell>
          <table:table-cell office:value-type="string">
            <text:p>44x24x2000m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ace</text:p>
          </table:table-cell>
          <table:table-cell office:value-type="float" office:value="8">
            <text:p>8</text:p>
          </table:table-cell>
          <table:table-cell office:value-type="string">
            <text:p>Fir</text:p>
          </table:table-cell>
          <table:table-cell office:value-type="string">
            <text:p>44x24x800m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bletop</text:p>
          </table:table-cell>
          <table:table-cell office:value-type="float" office:value="1">
            <text:p>1</text:p>
          </table:table-cell>
          <table:table-cell office:value-type="string">
            <text:p>Beech</text:p>
          </table:table-cell>
          <table:table-cell office:value-type="string">
            <text:p>2200x900x40m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lay</text:p>
          </table:table-cell>
          <table:table-cell office:value-type="float" office:value="2">
            <text:p>2</text:p>
          </table:table-cell>
          <table:table-cell office:value-type="string">
            <text:p>Plywood</text:p>
          </table:table-cell>
          <table:table-cell office:value-type="string">
            <text:p>1000x800x10m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.00.0000</text:date>, <text:time style:data-style-name="N2" text:time-value="0000-00-00T22:37:17.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932b512-69e3009-7a10e5c-fc86223-a55908</meta:generator>
    <dc:date>2015-07-20T22:50:42.6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